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list-style-name="LFO1" style:family="paragraph">
      <style:text-properties fo:font-size="14pt" style:font-size-asian="14pt" style:font-size-complex="14pt"/>
    </style:style>
    <style:style style:name="P7" style:parent-style-name="Standard" style:list-style-name="LFO1" style:family="paragraph">
      <style:text-properties fo:font-size="14pt" style:font-size-asian="14pt" style:font-size-complex="14pt"/>
    </style:style>
    <style:style style:name="P8" style:parent-style-name="Standard" style:list-style-name="LFO1" style:family="paragraph">
      <style:text-properties fo:font-size="14pt" style:font-size-asian="14pt" style:font-size-complex="14pt"/>
    </style:style>
    <style:style style:name="P9" style:parent-style-name="Standard" style:list-style-name="LFO1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7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list-style-name="LFO2" style:family="paragraph">
      <style:text-properties fo:font-size="14pt" style:font-size-asian="14pt" style:font-size-complex="14pt"/>
    </style:style>
    <style:style style:name="P20" style:parent-style-name="Standard" style:list-style-name="LFO2" style:family="paragraph">
      <style:text-properties fo:font-size="14pt" style:font-size-asian="14pt" style:font-size-complex="14pt"/>
    </style:style>
    <style:style style:name="P21" style:parent-style-name="Standard" style:list-style-name="LFO2" style:family="paragraph"/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5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6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7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8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9" style:parent-style-name="Standard" style:list-style-name="LFO2" style:family="paragraph">
      <style:text-properties fo:font-size="14pt" style:font-size-asian="14pt" style:font-size-complex="14pt"/>
    </style:style>
    <style:style style:name="P30" style:parent-style-name="Standard" style:family="paragraph">
      <style:paragraph-properties fo:margin-left="0.7423in">
        <style:tab-stops/>
      </style:paragraph-properties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Standard" style:family="paragraph">
      <style:paragraph-properties fo:margin-left="0.7423in">
        <style:tab-stops/>
      </style:paragraph-properties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list-style-name="LFO4" style:family="paragraph"/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Standard" style:list-style-name="LFO4" style:family="paragraph"/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Standard" style:list-style-name="LFO4" style:family="paragraph">
      <style:text-properties fo:font-size="14pt" style:font-size-asian="14pt" style:font-size-complex="14pt"/>
    </style:style>
    <style:style style:name="P53" style:parent-style-name="Standard" style:list-style-name="LFO4" style:family="paragraph"/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list-style-name="LFO4" style:family="paragraph"/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Standard" style:list-style-name="LFO4" style:family="paragraph"/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Standard" style:list-style-name="LFO4" style:family="paragraph">
      <style:text-properties fo:font-size="14pt" style:font-size-asian="14pt" style:font-size-complex="14pt"/>
    </style:style>
    <style:style style:name="P60" style:parent-style-name="Standard" style:list-style-name="LFO4" style:family="paragraph"/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Standard" style:list-style-name="LFO4" style:family="paragraph">
      <style:text-properties fo:font-size="14pt" style:font-size-asian="14pt" style:font-size-complex="14pt"/>
    </style:style>
    <style:style style:name="P65" style:parent-style-name="Standard" style:list-style-name="LFO4" style:family="paragraph"/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Standard" style:list-style-name="LFO5" style:family="paragraph">
      <style:text-properties fo:font-size="14pt" style:font-size-asian="14pt" style:font-size-complex="14pt"/>
    </style:style>
    <style:style style:name="P70" style:parent-style-name="Standard" style:list-style-name="LFO4" style:family="paragraph">
      <style:text-properties fo:font-size="14pt" style:font-size-asian="14pt" style:font-size-complex="14pt"/>
    </style:style>
    <style:style style:name="P71" style:parent-style-name="Standard" style:list-style-name="LFO4" style:family="paragraph">
      <style:text-properties fo:font-size="14pt" style:font-size-asian="14pt" style:font-size-complex="14pt"/>
    </style:style>
    <style:style style:name="P72" style:parent-style-name="Standard" style:list-style-name="LFO6" style:family="paragraph"/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list-style-name="LFO5" style:family="paragraph">
      <style:text-properties fo:font-size="14pt" style:font-size-asian="14pt" style:font-size-complex="14pt"/>
    </style:style>
    <style:style style:name="P77" style:parent-style-name="Standard" style:list-style-name="LFO5" style:family="paragraph">
      <style:text-properties fo:font-size="14pt" style:font-size-asian="14pt" style:font-size-complex="14pt"/>
    </style:style>
    <style:style style:name="P78" style:parent-style-name="Standard" style:list-style-name="LFO5" style:family="paragraph">
      <style:text-properties fo:font-size="14pt" style:font-size-asian="14pt" style:font-size-complex="14pt"/>
    </style:style>
    <style:style style:name="P79" style:parent-style-name="Standard" style:list-style-name="LFO6" style:family="paragraph"/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Standard" style:list-style-name="LFO7" style:family="paragraph">
      <style:text-properties fo:font-size="14pt" style:font-size-asian="14pt" style:font-size-complex="14pt"/>
    </style:style>
    <style:style style:name="P84" style:parent-style-name="Standard" style:list-style-name="LFO7" style:family="paragraph">
      <style:text-properties fo:font-size="14pt" style:font-size-asian="14pt" style:font-size-complex="14pt"/>
    </style:style>
    <style:style style:name="P85" style:parent-style-name="Standard" style:list-style-name="LFO7" style:family="paragraph">
      <style:text-properties fo:font-size="14pt" style:font-size-asian="14pt" style:font-size-complex="14pt"/>
    </style:style>
    <style:style style:name="P86" style:parent-style-name="Standard" style:list-style-name="LFO7" style:family="paragraph">
      <style:text-properties fo:font-size="14pt" style:font-size-asian="14pt" style:font-size-complex="14pt"/>
    </style:style>
    <style:style style:name="P87" style:parent-style-name="Standard" style:list-style-name="LFO7" style:family="paragraph">
      <style:text-properties fo:font-size="14pt" style:font-size-asian="14pt" style:font-size-complex="14pt"/>
    </style:style>
    <style:style style:name="P88" style:parent-style-name="Standard" style:list-style-name="LFO7" style:family="paragraph">
      <style:text-properties fo:font-size="14pt" style:font-size-asian="14pt" style:font-size-complex="14pt"/>
    </style:style>
    <style:style style:name="P89" style:parent-style-name="Standard" style:list-style-name="LFO7" style:family="paragraph">
      <style:text-properties fo:font-size="14pt" style:font-size-asian="14pt" style:font-size-complex="14pt"/>
    </style:style>
    <style:style style:name="P90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4" style:parent-style-name="Standard" style:family="paragraph">
      <style:text-properties fo:font-size="16pt" style:font-size-asian="16pt" style:font-size-complex="16pt" fo:language="en" fo:country="US"/>
    </style:style>
    <style:style style:name="T2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18" style:parent-style-name="Гиперссылка" style:family="text">
      <style:text-properties fo:font-size="14pt" style:font-size-asian="14pt" style:font-size-complex="14pt"/>
    </style:style>
    <style:style style:name="P219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ФИО: Голуб Егор Евгеньевич</text:p>
      <text:p text:style-name="P2">Группа: СКБ251</text:p>
      <text:p text:style-name="P3"/>
      <text:list text:style-name="LFO1" text:continue-numbering="true">
        <text:list-item>
          <text:p text:style-name="P4"><text:span text:style-name="T5">Задание:</text:span></text:p>
          <text:list text:continue-numbering="true">
            <text:list-item>
              <text:p text:style-name="P6"><text:s/>Научиться работать с динамическими массивами (new, delete); <text:s/></text:p>
            </text:list-item>
            <text:list-item>
              <text:p text:style-name="P7"><text:s/>Освоить передачу массивов по указателю в функции;</text:p>
            </text:list-item>
            <text:list-item>
              <text:p text:style-name="P8"><text:s/>Научиться обрабатывать массивы через арифметику указателей (*(p+i));</text:p>
            </text:list-item>
            <text:list-item>
              <text:p text:style-name="P9"><text:s/>Осознать, как управлять памятью вручную без STL.</text:p>
            </text:list-item>
          </text:list>
        </text:list-item>
      </text:list>
      <text:p text:style-name="P10"/>
      <text:p text:style-name="P11">“Анализ данных сенсора”</text:p>
      <text:p text:style-name="P12">Вы инженер, собирающий показания датчика температуры.<text:s/></text:p>
      <text:p text:style-name="P13">Датчик записывает N измерений за день (в диапазоне от -50 до +50°C).<text:s/></text:p>
      <text:p text:style-name="P14">Вам нужно написать программу, которая:</text:p>
      <text:p text:style-name="P15">• считывает все значения в динамический массив;<text:s/></text:p>
      <text:p text:style-name="P16">• анализирует данные (среднее, минимум, максимум, выбросы);<text:s/></text:p>
      <text:p text:style-name="P17">• создаёт новый динамический массив, содержащий только значения, превышающие среднее.</text:p>
      <text:p text:style-name="P18">Требования к программе</text:p>
      <text:list text:style-name="LFO2" text:continue-numbering="true">
        <text:list-item>
          <text:p text:style-name="P19">Ввод количества измерений (int n), динамическое выделение памяти под float* data = new float[n];</text:p>
        </text:list-item>
        <text:list-item>
          <text:p text:style-name="P20">Ввод всех n значений.</text:p>
        </text:list-item>
        <text:list-item>
          <text:p text:style-name="P21"><text:span text:style-name="T22">Функции</text:span><text:span text:style-name="T23">:<text:s/></text:span></text:p>
        </text:list-item>
      </text:list>
      <text:list text:style-name="LFO3" text:continue-numbering="true">
        <text:list-item>
          <text:p text:style-name="P24">void inputData (float* p, int n);<text:s/></text:p>
        </text:list-item>
        <text:list-item>
          <text:p text:style-name="P25">float average (const float* p, int n);</text:p>
        </text:list-item>
        <text:list-item>
          <text:p text:style-name="P26">float minValue (const float* p, int n);</text:p>
        </text:list-item>
        <text:list-item>
          <text:p text:style-name="P27">float maxValue (const float* p, int n);</text:p>
        </text:list-item>
        <text:list-item>
          <text:p text:style-name="P28">float* filterAboveAverage (float* p, int n, int&amp; newCount);</text:p>
        </text:list-item>
      </text:list>
      <text:list text:style-name="LFO2" text:continue-numbering="true">
        <text:list-item>
          <text:p text:style-name="P29">Вывести:<text:s/></text:p>
        </text:list-item>
      </text:list>
      <text:p text:style-name="P30"><text:span text:style-name="T31">* Среднее, минимум, максимум</text:span></text:p>
      <text:p text:style-name="P32">* Значения, превышающие среднее, в отдельном массиве</text:p>
      <text:p text:style-name="P33"><text:tab/>5. Всё через указатели и арифметику указателей (без data[i])</text:p>
      <text:p text:style-name="P34">6. После завершения работы освободить память (delete [])</text:p>
      <text:p text:style-name="P35"/>
      <text:p text:style-name="P36">Пример вывода<text:s/></text:p>
      <text:p text:style-name="P37">=== Анализ сенсора ===<text:s/></text:p>
      <text:p text:style-name="P38">Введите количество измерений: 6<text:s/></text:p>
      <text:p text:style-name="P39">Введите значения: 10 15 8 -2 18 20<text:s/></text:p>
      <text:p text:style-name="P40">Среднее значение: 11.5<text:s/></text:p>
      <text:p text:style-name="P41">Минимум: -2<text:s/></text:p>
      <text:p text:style-name="P42">Максимум: 20<text:s/></text:p>
      <text:p text:style-name="P43">Значения выше среднего: 15.0 18.0 20.0</text:p>
      <text:p text:style-name="P44"/>
      <text:p text:style-name="P45">2. Описание алгоритма:</text:p>
      <text:soft-page-break/>
      <text:list text:style-name="LFO4" text:continue-numbering="true">
        <text:list-item>
          <text:p text:style-name="P46"><text:span text:style-name="T47">Функция для ввода данных в программу (</text:span><text:span text:style-name="T48">inputData</text:span><text:span text:style-name="T49">):</text:span></text:p>
          <text:list text:continue-numbering="true">
            <text:list-item>
              <text:p text:style-name="P50"><text:span text:style-name="T51">Принимает указатель на массив, куда записываются данные (float* const p)</text:span></text:p>
            </text:list-item>
            <text:list-item>
              <text:p text:style-name="P52">Количество значений, которые нужно ввести (int n)</text:p>
            </text:list-item>
            <text:list-item>
              <text:p text:style-name="P53"><text:span text:style-name="T54">Записывает введённые данные в массив</text:span></text:p>
            </text:list-item>
          </text:list>
        </text:list-item>
        <text:list-item>
          <text:p text:style-name="P55"><text:span text:style-name="T56">Функция для вычисления среднего значения (average)</text:span></text:p>
          <text:list text:continue-numbering="true">
            <text:list-item>
              <text:p text:style-name="P57"><text:span text:style-name="T58">Принимает указатель на массив с данными</text:span></text:p>
            </text:list-item>
            <text:list-item>
              <text:p text:style-name="P59">Принимает количество элементов в массиве</text:p>
            </text:list-item>
            <text:list-item>
              <text:p text:style-name="P60"><text:span text:style-name="T61">Вычисляет среднее арифметическое всех<text:s/></text:span><text:span text:style-name="T62">n</text:span><text:span text:style-name="T63"><text:s/>значений</text:span></text:p>
            </text:list-item>
            <text:list-item>
              <text:p text:style-name="P64">Возвращает среднее арифметическое всех n значений</text:p>
            </text:list-item>
          </text:list>
        </text:list-item>
        <text:list-item>
          <text:p text:style-name="P65"><text:span text:style-name="T66">Функция для вычисления минимального значения (</text:span><text:span text:style-name="T67">minValue</text:span><text:span text:style-name="T68">):</text:span></text:p>
        </text:list-item>
      </text:list>
      <text:list text:style-name="LFO5" text:continue-numbering="true">
        <text:list-item>
          <text:p text:style-name="P69">Принимает количество элементов в массиве</text:p>
        </text:list-item>
      </text:list>
      <text:list text:style-name="LFO4" text:continue-numbering="true">
        <text:list-item>
          <text:list>
            <text:list-item>
              <text:p text:style-name="P70">Вычисляет минимальный элемент массива</text:p>
            </text:list-item>
            <text:list-item>
              <text:p text:style-name="P71">Возвращает минимальный элемент массива</text:p>
            </text:list-item>
          </text:list>
        </text:list-item>
      </text:list>
      <text:list text:style-name="LFO6" text:continue-numbering="true">
        <text:list-item>
          <text:p text:style-name="P72"><text:span text:style-name="T73">Функция для вычисления максимального значения (</text:span><text:span text:style-name="T74">maxValue</text:span><text:span text:style-name="T75">):</text:span></text:p>
        </text:list-item>
      </text:list>
      <text:list text:style-name="LFO5" text:continue-numbering="true">
        <text:list-item>
          <text:p text:style-name="P76">Принимает количество элементов в массиве</text:p>
        </text:list-item>
        <text:list-item>
          <text:p text:style-name="P77">Вычисляет максимальный элемент массива</text:p>
        </text:list-item>
        <text:list-item>
          <text:p text:style-name="P78">Возвращает максимальный элемент массива</text:p>
        </text:list-item>
      </text:list>
      <text:list text:style-name="LFO6" text:continue-numbering="true">
        <text:list-item>
          <text:p text:style-name="P79"><text:span text:style-name="T80">Функция для поиска элементов массива, значения которого являются выше среднего значения элементов массива (</text:span><text:span text:style-name="T81">filterAboveAverage</text:span><text:span text:style-name="T82">):</text:span></text:p>
        </text:list-item>
      </text:list>
      <text:list text:style-name="LFO7" text:continue-numbering="true">
        <text:list-item>
          <text:p text:style-name="P83">Принимает количество элементов в массиве</text:p>
        </text:list-item>
        <text:list-item>
          <text:p text:style-name="P84">Принимает ссылку на переменную, куда будет записано количество найденных элементов</text:p>
        </text:list-item>
        <text:list-item>
          <text:p text:style-name="P85">Считает, сколько элементов строго больше среднего</text:p>
        </text:list-item>
        <text:list-item>
          <text:p text:style-name="P86">Выделяет новый массив нужного размера</text:p>
        </text:list-item>
        <text:list-item>
          <text:p text:style-name="P87">Записывает туда элементы, которые больше среднего</text:p>
        </text:list-item>
        <text:list-item>
          <text:p text:style-name="P88">Возвращает указатель (float*) на новый массив, содержащий значения, превышающие среднее</text:p>
        </text:list-item>
        <text:list-item>
          <text:p text:style-name="P89">Через изменённый newCount передаёт количество этих значений.</text:p>
        </text:list-item>
      </text:list>
      <text:p text:style-name="P90"/>
      <text:p text:style-name="Standard"><text:span text:style-name="T91">2.</text:span><text:span text:style-name="T92"><text:s/></text:span><text:span text:style-name="T93">Код</text:span><text:span text:style-name="T94">:</text:span></text:p>
      <text:p text:style-name="Standard"><text:span text:style-name="T95">#include &lt;iostream&gt;</text:span><text:span text:style-name="T96"><text:line-break/>#include &lt;sstream&gt;</text:span><text:span text:style-name="T97"><text:line-break/>#include &lt;string&gt;</text:span><text:span text:style-name="T98"><text:line-break/>#include &lt;limits&gt;</text:span><text:span text:style-name="T99"><text:line-break/></text:span><text:span text:style-name="T100"><text:line-break/>using namespace std;</text:span><text:span text:style-name="T101"><text:line-break/></text:span><text:span text:style-name="T102"><text:line-break/>void inputData(float* const p, int n){</text:span><text:span text:style-name="T103"><text:line-break/><text:s text:c="4"/>while (true) {</text:span><text:span text:style-name="T104"><text:line-break/><text:s text:c="8"/>cout &lt;&lt; "Enter values: <text:s/>";</text:span><text:span text:style-name="T105"><text:line-break/><text:s text:c="8"/>string s;</text:span><text:span text:style-name="T106"><text:line-break/><text:s text:c="8"/>getline(cin, s);</text:span><text:span text:style-name="T107"><text:line-break/><text:s text:c="8"/>istringstream ss(s); <text:s/>//<text:s/></text:span><text:span text:style-name="T108">Важно</text:span><text:span text:style-name="T109"><text:line-break/><text:s text:c="8"/>bool exit = true;</text:span><text:span text:style-name="T110"><text:line-break/></text:span><text:soft-page-break/><text:span text:style-name="T111"><text:s text:c="8"/>for (int i = 0; i &lt; n; i++) {</text:span><text:span text:style-name="T112"><text:line-break/><text:s text:c="12"/>if (!(ss &gt;&gt; *(p + i))) {</text:span><text:span text:style-name="T113"><text:line-break/><text:s text:c="16"/>cout &lt;&lt; "Wrong input, try again" &lt;&lt; endl;</text:span><text:span text:style-name="T114"><text:line-break/><text:s text:c="16"/>exit = false;</text:span><text:span text:style-name="T115"><text:line-break/><text:s text:c="16"/>break;</text:span><text:span text:style-name="T116"><text:line-break/><text:s text:c="12"/>}</text:span><text:span text:style-name="T117"><text:line-break/><text:s text:c="12"/>if (*(p + i) &lt; -50 or *(p + i) &gt; 50) {</text:span><text:span text:style-name="T118"><text:line-break/><text:s text:c="16"/>cout &lt;&lt; "Wrong input, try again" &lt;&lt;endl;</text:span><text:span text:style-name="T119"><text:line-break/><text:s text:c="16"/>exit = false;</text:span><text:span text:style-name="T120"><text:line-break/><text:s text:c="16"/>break;</text:span><text:span text:style-name="T121"><text:line-break/><text:s text:c="12"/>}</text:span><text:span text:style-name="T122"><text:line-break/><text:s text:c="8"/>}</text:span><text:span text:style-name="T123"><text:line-break/><text:s text:c="8"/>float one_more;</text:span><text:span text:style-name="T124"><text:line-break/><text:s text:c="8"/>if (exit &amp;&amp; ss &gt;&gt; one_more) {</text:span><text:span text:style-name="T125"><text:line-break/><text:s text:c="12"/>cout &lt;&lt; "Wrong input, try again" &lt;&lt; endl;</text:span><text:span text:style-name="T126"><text:line-break/><text:s text:c="12"/>exit = false;</text:span><text:span text:style-name="T127"><text:line-break/><text:s text:c="8"/>}</text:span><text:span text:style-name="T128"><text:line-break/><text:s text:c="8"/>if (exit) break;</text:span><text:span text:style-name="T129"><text:line-break/><text:s text:c="4"/>}</text:span><text:span text:style-name="T130"><text:line-break/>}</text:span><text:span text:style-name="T131"><text:line-break/></text:span><text:span text:style-name="T132"><text:line-break/>float average(const float* p, int n) {</text:span><text:span text:style-name="T133"><text:line-break/><text:s text:c="4"/>float avg = 0.0;</text:span><text:span text:style-name="T134"><text:line-break/><text:s text:c="4"/>for (int i = 0; i &lt; n; i++) {</text:span><text:span text:style-name="T135"><text:line-break/><text:s text:c="8"/>avg += *(p + i);</text:span><text:span text:style-name="T136"><text:line-break/><text:s text:c="4"/>}</text:span><text:span text:style-name="T137"><text:line-break/><text:s text:c="4"/>return (avg / static_cast&lt;float&gt;(n)); <text:s text:c="3"/>//<text:s/></text:span><text:span text:style-name="T138">Важно</text:span><text:span text:style-name="T139"><text:line-break/>}</text:span><text:span text:style-name="T140"><text:line-break/></text:span><text:span text:style-name="T141"><text:line-break/>float minValue(const float* p, int n) {</text:span><text:span text:style-name="T142"><text:line-break/><text:s text:c="4"/>float min = *p;</text:span><text:span text:style-name="T143"><text:line-break/><text:s text:c="4"/>for (int i = 0; i &lt; n; i++) {</text:span><text:span text:style-name="T144"><text:line-break/><text:s text:c="8"/>if (min &gt; *(p + i)) {</text:span><text:span text:style-name="T145"><text:line-break/><text:s text:c="12"/>min = *(p + i);</text:span><text:span text:style-name="T146"><text:line-break/><text:s text:c="8"/>}</text:span><text:span text:style-name="T147"><text:line-break/><text:s text:c="4"/>}</text:span><text:span text:style-name="T148"><text:line-break/><text:s text:c="4"/>return min;</text:span><text:span text:style-name="T149"><text:line-break/>}</text:span><text:span text:style-name="T150"><text:line-break/></text:span><text:span text:style-name="T151"><text:line-break/>float maxValue(const float* p, int n) {</text:span><text:span text:style-name="T152"><text:line-break/><text:s text:c="4"/>float max = *p;</text:span><text:span text:style-name="T153"><text:line-break/><text:s text:c="4"/>for (int i = 0; i &lt; n; i++) {</text:span><text:span text:style-name="T154"><text:line-break/><text:s text:c="8"/>if (max &lt; *(p + i)) {</text:span><text:span text:style-name="T155"><text:line-break/><text:s text:c="12"/>max = *(p + i);</text:span><text:span text:style-name="T156"><text:line-break/><text:s text:c="8"/>}</text:span><text:span text:style-name="T157"><text:line-break/></text:span><text:soft-page-break/><text:span text:style-name="T158"><text:s text:c="4"/>}</text:span><text:span text:style-name="T159"><text:line-break/><text:s text:c="4"/>return max;</text:span><text:span text:style-name="T160"><text:line-break/>}</text:span><text:span text:style-name="T161"><text:line-break/></text:span><text:span text:style-name="T162"><text:line-break/>float* filterAboveAverage(const float* p, int n, int&amp; newCount) {</text:span><text:span text:style-name="T163"><text:line-break/><text:s text:c="4"/>float avg = average(p, n);</text:span><text:span text:style-name="T164"><text:line-break/><text:s text:c="4"/>newCount = 0;</text:span><text:span text:style-name="T165"><text:line-break/><text:s text:c="4"/>for (int i = 0; i &lt; n; i++) {</text:span><text:span text:style-name="T166"><text:line-break/><text:s text:c="8"/>if (*(p + i) &gt; avg) {</text:span><text:span text:style-name="T167"><text:line-break/><text:s text:c="12"/>newCount++;</text:span><text:span text:style-name="T168"><text:line-break/><text:s text:c="8"/>}</text:span><text:span text:style-name="T169"><text:line-break/><text:s text:c="4"/>}</text:span><text:span text:style-name="T170"><text:line-break/><text:s text:c="4"/>int j = 0;</text:span><text:span text:style-name="T171"><text:line-break/><text:s text:c="4"/>auto* result = new float[newCount];</text:span><text:span text:style-name="T172"><text:line-break/><text:s text:c="4"/>for (int i = 0; i &lt; n; i++) {</text:span><text:span text:style-name="T173"><text:line-break/><text:s text:c="8"/>if (*(p + i) &gt; avg) {</text:span><text:span text:style-name="T174"><text:line-break/><text:s text:c="12"/>*(result + j) = *(p + i);</text:span><text:span text:style-name="T175"><text:line-break/><text:s text:c="12"/>j++;</text:span><text:span text:style-name="T176"><text:line-break/><text:s text:c="8"/>}</text:span><text:span text:style-name="T177"><text:line-break/><text:s text:c="4"/>}</text:span><text:span text:style-name="T178"><text:line-break/><text:s text:c="4"/>return result;</text:span><text:span text:style-name="T179"><text:line-break/>}</text:span><text:span text:style-name="T180"><text:line-break/></text:span><text:span text:style-name="T181"><text:line-break/>int main() {</text:span><text:span text:style-name="T182"><text:line-break/><text:s text:c="4"/>int n;</text:span><text:span text:style-name="T183"><text:line-break/><text:s text:c="4"/>cout &lt;&lt; "=== Sensor analysis ===" &lt;&lt; endl;</text:span><text:span text:style-name="T184"><text:line-break/><text:s text:c="4"/>cout &lt;&lt; "Enter the number of measurements: ";</text:span><text:span text:style-name="T185"><text:line-break/><text:s text:c="4"/>cin &gt;&gt; n;</text:span><text:span text:style-name="T186"><text:line-break/><text:s text:c="4"/>cin.ignore(numeric_limits&lt;streamsize&gt;::</text:span><text:span text:style-name="T187">max</text:span><text:span text:style-name="T188">(), '\n');</text:span><text:span text:style-name="T189"><text:line-break/><text:s text:c="4"/>auto* data = new float[n];</text:span><text:span text:style-name="T190"><text:line-break/><text:s text:c="4"/>inputData(data, n);</text:span><text:span text:style-name="T191"><text:line-break/><text:s text:c="4"/>float avg = average(data, n);</text:span><text:span text:style-name="T192"><text:line-break/><text:s text:c="4"/>float min = minValue(data, n);</text:span><text:span text:style-name="T193"><text:line-break/><text:s text:c="4"/>float max = maxValue(data, n);</text:span><text:span text:style-name="T194"><text:line-break/><text:s text:c="4"/>int newCount;</text:span><text:span text:style-name="T195"><text:line-break/><text:s text:c="4"/>float* aboveAvg = filterAboveAverage(data, n, newCount);</text:span><text:span text:style-name="T196"><text:line-break/><text:s text:c="4"/>cout &lt;&lt; "Average value is: " &lt;&lt; avg &lt;&lt; endl;</text:span><text:span text:style-name="T197"><text:line-break/><text:s text:c="4"/>cout &lt;&lt; "Minimum value is: " &lt;&lt; min &lt;&lt; endl;</text:span><text:span text:style-name="T198"><text:line-break/><text:s text:c="4"/>cout &lt;&lt; "Maximum value is: " &lt;&lt; max &lt;&lt; endl;</text:span><text:span text:style-name="T199"><text:line-break/><text:s text:c="4"/>cout &lt;&lt; "Above average values are: ";</text:span><text:span text:style-name="T200"><text:line-break/><text:s text:c="4"/>if (newCount == 0) {</text:span><text:span text:style-name="T201"><text:line-break/><text:s text:c="8"/>cout &lt;&lt; "No measurements found" &lt;&lt; endl;</text:span><text:span text:style-name="T202"><text:line-break/><text:s text:c="4"/>}</text:span><text:span text:style-name="T203"><text:line-break/><text:s text:c="4"/>else {</text:span><text:span text:style-name="T204"><text:line-break/><text:s text:c="8"/>for (int i = 0; i &lt; newCount; i++) {</text:span><text:span text:style-name="T205"><text:line-break/></text:span><text:soft-page-break/><text:span text:style-name="T206"><text:s text:c="12"/>cout &lt;&lt; *(aboveAvg + i) &lt;&lt; " ";</text:span><text:span text:style-name="T207"><text:line-break/><text:s text:c="8"/>}</text:span><text:span text:style-name="T208"><text:line-break/><text:s text:c="4"/>}</text:span><text:span text:style-name="T209"><text:line-break/><text:s text:c="4"/>cout &lt;&lt; endl;</text:span><text:span text:style-name="T210"><text:line-break/><text:s text:c="4"/>delete[] data;</text:span><text:span text:style-name="T211"><text:line-break/><text:s text:c="4"/>delete[] aboveAvg;</text:span><text:span text:style-name="T212"><text:line-break/><text:s text:c="4"/>return 0;</text:span><text:span text:style-name="T213"><text:line-break/>}</text:span></text:p>
      <text:p text:style-name="P214"/>
      <text:p text:style-name="Standard"><text:span text:style-name="T215">4.<text:s/></text:span><text:span text:style-name="T216">C</text:span><text:span text:style-name="T217">ссылка на репозиторий:</text:span><text:s/><text:a xlink:href="https://github.com/Mirox-dev/Lab_2-4" office:target-frame-name="_top" xlink:show="replace"><text:span text:style-name="T218">Mirox-dev/Lab_2-4</text:span></text:a></text:p>
      <text:p text:style-name="P219"/>
      <text:p text:style-name="P220">5. Вывод:</text:p>
      <text:p text:style-name="Standard"><text:span text:style-name="T221">Написал программу на<text:s/></text:span><text:span text:style-name="T222">C</text:span><text:span text:style-name="T223">++, научился работать с динамическими массивами (</text:span><text:span text:style-name="T224">new</text:span><text:span text:style-name="T225">[],<text:s/></text:span><text:span text:style-name="T226">delete</text:span><text:span text:style-name="T227">[]), освоил передачу массива по указателю в функции, научился обрабатывать массивы через арифметику указателей (*(</text:span><text:span text:style-name="T228">p</text:span><text:span text:style-name="T229">+</text:span><text:span text:style-name="T230">i</text:span><text:span text:style-name="T231">)), осознал, как управлять памятью вручную без<text:s/></text:span><text:span text:style-name="T232">ST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 fo:font-size="14pt" style:font-size-asian="14pt" style:font-size-complex="14pt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Евгений Голуб</dc:creator>
    <meta:creation-date>2025-11-29T13:10:00Z</meta:creation-date>
    <dc:date>2025-11-29T13:10:00Z</dc:date>
    <meta:template xlink:href="Normal" xlink:type="simple"/>
    <meta:editing-cycles>2</meta:editing-cycles>
    <meta:editing-duration>PT60S</meta:editing-duration>
    <meta:document-statistic meta:page-count="5" meta:paragraph-count="11" meta:word-count="884" meta:character-count="5914" meta:row-count="42" meta:non-whitespace-character-count="5041"/>
  </office:meta>
</office:document-meta>
</file>